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4.032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4.146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1.82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1.666cm" fo:min-width="2.788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3.232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2.174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2.09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true" fo:max-height="0cm" fo:min-height="0.556cm" fo:min-width="3.037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3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362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fo:font-weight="normal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weight="normal"/>
    </style:style>
    <style:style style:name="P4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14pt" fo:font-weight="normal" style:font-size-asian="14pt" style:font-size-complex="14pt"/>
    </style:style>
    <style:style style:name="T2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4.582cm" svg:height="0.856cm" svg:x="7.666cm" svg:y="4.07cm">
          <draw:text-box>
            <text:p text:style-name="P1"><text:span text:style-name="T1">prog. submission?</text:span></text:p>
          </draw:text-box>
        </draw:frame>
        <draw:frame draw:style-name="gr2" draw:text-style-name="P2" xml:id="id3" draw:id="id3" draw:layer="layout" svg:width="4.696cm" svg:height="0.856cm" svg:x="10.816cm" svg:y="8.17cm">
          <draw:text-box>
            <text:p text:style-name="P1"><text:span text:style-name="T1">acad. misconduct?</text:span></text:p>
          </draw:text-box>
        </draw:frame>
        <draw:frame draw:style-name="gr3" draw:text-style-name="P2" xml:id="id2" draw:id="id2" draw:layer="layout" svg:width="2.372cm" svg:height="0.856cm" svg:x="5.873cm" svg:y="8.17cm">
          <draw:text-box>
            <text:p text:style-name="P1"><text:span text:style-name="T1">grade: 0</text:span></text:p>
          </draw:text-box>
        </draw:frame>
        <draw:frame draw:style-name="gr3" draw:text-style-name="P2" xml:id="id5" draw:id="id5" draw:layer="layout" svg:width="2.372cm" svg:height="0.856cm" svg:x="14.98cm" svg:y="12.67cm">
          <draw:text-box>
            <text:p text:style-name="P1"><text:span text:style-name="T1">grade: 0</text:span></text:p>
          </draw:text-box>
        </draw:frame>
        <draw:frame draw:style-name="gr4" draw:text-style-name="P2" xml:id="id4" draw:id="id4" draw:layer="layout" svg:width="3.338cm" svg:height="1.966cm" svg:x="8.797cm" svg:y="12.67cm">
          <draw:text-box>
            <text:p text:style-name="P1"><text:span text:style-name="T1">syntax err.</text:span></text:p>
            <text:p text:style-name="P1"><text:span text:style-name="T1">exception</text:span></text:p>
            <text:p text:style-name="P1"><text:span text:style-name="T1">infinite loop?</text:span></text:p>
          </draw:text-box>
        </draw:frame>
        <draw:frame draw:style-name="gr5" draw:text-style-name="P2" xml:id="id6" draw:id="id6" draw:layer="layout" svg:width="3.782cm" svg:height="0.856cm" svg:x="10.569cm" svg:y="17.964cm">
          <draw:text-box>
            <text:p text:style-name="P1"><text:span text:style-name="T1">prev. covered?</text:span></text:p>
          </draw:text-box>
        </draw:frame>
        <draw:frame draw:style-name="gr6" draw:text-style-name="P2" xml:id="id7" draw:id="id7" draw:layer="layout" svg:width="2.724cm" svg:height="0.856cm" svg:x="7.028cm" svg:y="17.953cm">
          <draw:text-box>
            <text:p text:style-name="P1"><text:span text:style-name="T1">diff output</text:span></text:p>
          </draw:text-box>
        </draw:frame>
        <draw:frame draw:style-name="gr7" draw:text-style-name="P2" xml:id="id9" draw:id="id9" draw:layer="layout" svg:width="4.582cm" svg:height="0.856cm" svg:x="13.406cm" svg:y="22.453cm">
          <draw:text-box>
            <text:p text:style-name="P1"><text:span text:style-name="T1">grade: criteria - 50</text:span></text:p>
          </draw:text-box>
        </draw:frame>
        <draw:frame draw:style-name="gr1" draw:text-style-name="P2" xml:id="id8" draw:id="id8" draw:layer="layout" svg:width="4.582cm" svg:height="0.856cm" svg:x="7.904cm" svg:y="22.453cm">
          <draw:text-box>
            <text:p text:style-name="P1"><text:span text:style-name="T1">grade: criteria - 20</text:span></text:p>
          </draw:text-box>
        </draw:frame>
        <draw:frame draw:style-name="gr8" draw:text-style-name="P2" xml:id="id10" draw:id="id10" draw:layer="layout" svg:width="3.587cm" svg:height="0.856cm" svg:x="3.406cm" svg:y="22.453cm">
          <draw:text-box>
            <text:p text:style-name="P1"><text:span text:style-name="T1">grade: criteria</text:span></text:p>
          </draw:text-box>
        </draw:frame>
        <draw:connector draw:style-name="gr9" draw:text-style-name="P3" draw:layer="layout" draw:type="line" svg:x1="9.957cm" svg:y1="4.926cm" svg:x2="7.059cm" svg:y2="8.17cm" draw:start-shape="id1" draw:start-glue-point="2" draw:end-shape="id2" draw:end-glue-point="0" svg:d="M9957 4926l-2898 3244" svg:viewBox="0 0 2899 3245">
          <text:p/>
        </draw:connector>
        <draw:connector draw:style-name="gr9" draw:text-style-name="P3" draw:layer="layout" draw:type="line" svg:x1="9.957cm" svg:y1="4.926cm" svg:x2="13.164cm" svg:y2="8.17cm" draw:start-shape="id1" draw:start-glue-point="2" draw:end-shape="id3" draw:end-glue-point="0" svg:d="M9957 4926l3207 3244" svg:viewBox="0 0 3208 3245">
          <text:p/>
        </draw:connector>
        <draw:connector draw:style-name="gr9" draw:text-style-name="P3" draw:layer="layout" draw:type="line" svg:x1="13.164cm" svg:y1="9.026cm" svg:x2="10.466cm" svg:y2="12.67cm" draw:start-shape="id3" draw:start-glue-point="2" draw:end-shape="id4" draw:end-glue-point="0" svg:d="M13164 9026l-2698 3644" svg:viewBox="0 0 2699 3645">
          <text:p/>
        </draw:connector>
        <draw:connector draw:style-name="gr9" draw:text-style-name="P3" draw:layer="layout" draw:type="line" svg:x1="13.164cm" svg:y1="9.026cm" svg:x2="16.166cm" svg:y2="12.67cm" draw:start-shape="id3" draw:start-glue-point="2" draw:end-shape="id5" draw:end-glue-point="0" svg:d="M13164 9026l3002 3644" svg:viewBox="0 0 3003 3645">
          <text:p/>
        </draw:connector>
        <draw:connector draw:style-name="gr9" draw:text-style-name="P3" draw:layer="layout" draw:type="line" svg:x1="10.466cm" svg:y1="14.636cm" svg:x2="12.46cm" svg:y2="17.964cm" draw:start-shape="id4" draw:start-glue-point="2" draw:end-shape="id6" draw:end-glue-point="0" svg:d="M10466 14636l1994 3328" svg:viewBox="0 0 1995 3329">
          <text:p/>
        </draw:connector>
        <draw:connector draw:style-name="gr9" draw:text-style-name="P3" draw:layer="layout" draw:type="line" svg:x1="10.466cm" svg:y1="14.636cm" svg:x2="8.39cm" svg:y2="17.953cm" draw:start-shape="id4" draw:start-glue-point="2" draw:end-shape="id7" draw:end-glue-point="0" svg:d="M10466 14636l-2076 3317" svg:viewBox="0 0 2077 3318">
          <text:p/>
        </draw:connector>
        <draw:connector draw:style-name="gr9" draw:text-style-name="P3" draw:layer="layout" draw:type="line" svg:x1="12.46cm" svg:y1="18.82cm" svg:x2="10.195cm" svg:y2="22.453cm" draw:start-shape="id6" draw:start-glue-point="2" draw:end-shape="id8" draw:end-glue-point="0" svg:d="M12460 18820l-2265 3633" svg:viewBox="0 0 2266 3634">
          <text:p/>
        </draw:connector>
        <draw:connector draw:style-name="gr9" draw:text-style-name="P3" draw:layer="layout" draw:type="line" svg:x1="12.46cm" svg:y1="18.82cm" svg:x2="15.697cm" svg:y2="22.453cm" draw:start-shape="id6" draw:start-glue-point="2" draw:end-shape="id9" draw:end-glue-point="0" svg:d="M12460 18820l3237 3633" svg:viewBox="0 0 3238 3634">
          <text:p/>
        </draw:connector>
        <draw:connector draw:style-name="gr9" draw:text-style-name="P3" draw:layer="layout" draw:type="line" svg:x1="8.39cm" svg:y1="18.809cm" svg:x2="5.199cm" svg:y2="22.453cm" draw:start-shape="id7" draw:start-glue-point="2" draw:end-shape="id10" draw:end-glue-point="0" svg:d="M8390 18809l-3191 3644" svg:viewBox="0 0 3192 3645">
          <text:p/>
        </draw:connector>
        <draw:frame draw:style-name="gr10" draw:text-style-name="P4" draw:layer="layout" svg:width="0.828cm" svg:height="0.806cm" svg:x="11.682cm" svg:y="6.068cm">
          <draw:text-box>
            <text:p text:style-name="P1"><text:span text:style-name="T2">Y</text:span></text:p>
          </draw:text-box>
        </draw:frame>
        <draw:frame draw:style-name="gr11" draw:text-style-name="P4" draw:layer="layout" svg:width="0.862cm" svg:height="0.806cm" svg:x="7.548cm" svg:y="6.075cm">
          <draw:text-box>
            <text:p text:style-name="P1"><text:span text:style-name="T2">N</text:span></text:p>
          </draw:text-box>
        </draw:frame>
        <draw:frame draw:style-name="gr10" draw:text-style-name="P4" draw:layer="layout" svg:width="0.828cm" svg:height="0.806cm" svg:x="14.893cm" svg:y="10.42cm">
          <draw:text-box>
            <text:p text:style-name="P1"><text:span text:style-name="T2">Y</text:span></text:p>
          </draw:text-box>
        </draw:frame>
        <draw:frame draw:style-name="gr11" draw:text-style-name="P4" draw:layer="layout" svg:width="0.862cm" svg:height="0.806cm" svg:x="10.826cm" svg:y="10.427cm">
          <draw:text-box>
            <text:p text:style-name="P1"><text:span text:style-name="T2">N</text:span></text:p>
          </draw:text-box>
        </draw:frame>
        <draw:frame draw:style-name="gr10" draw:text-style-name="P4" draw:layer="layout" svg:width="0.828cm" svg:height="0.806cm" svg:x="11.494cm" svg:y="15.721cm">
          <draw:text-box>
            <text:p text:style-name="P1"><text:span text:style-name="T2">Y</text:span></text:p>
          </draw:text-box>
        </draw:frame>
        <draw:frame draw:style-name="gr11" draw:text-style-name="P4" draw:layer="layout" svg:width="0.862cm" svg:height="0.806cm" svg:x="8.527cm" svg:y="15.728cm">
          <draw:text-box>
            <text:p text:style-name="P1"><text:span text:style-name="T2">N</text:span></text:p>
          </draw:text-box>
        </draw:frame>
        <draw:frame draw:style-name="gr10" draw:text-style-name="P4" draw:layer="layout" svg:width="0.828cm" svg:height="0.806cm" svg:x="13.932cm" svg:y="20.122cm">
          <draw:text-box>
            <text:p text:style-name="P1"><text:span text:style-name="T2">Y</text:span></text:p>
          </draw:text-box>
        </draw:frame>
        <draw:frame draw:style-name="gr11" draw:text-style-name="P4" draw:layer="layout" svg:width="0.862cm" svg:height="0.806cm" svg:x="10.365cm" svg:y="20.129cm">
          <draw:text-box>
            <text:p text:style-name="P1"><text:span text:style-name="T2">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ymon Hall</meta:initial-creator>
    <meta:creation-date>2014-12-13T18:26:50.846412248</meta:creation-date>
    <dc:date>2017-01-05T08:51:07.726073978</dc:date>
    <dc:creator>Guymon Hall</dc:creator>
    <meta:editing-duration>PT49M40S</meta:editing-duration>
    <meta:editing-cycles>10</meta:editing-cycles>
    <meta:generator>LibreOffice/5.0.6.2$Linux_X86_64 LibreOffice_project/00$Build-2</meta:generator>
    <meta:document-statistic meta:object-count="50"/>
  </office:meta>
</office:document-meta>
</file>